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9469936D387B5C33.png" manifest:media-type="image/png"/>
  <manifest:file-entry manifest:full-path="Pictures/1016EEE0000073E0000051F2CBE2BBA63CDD6A3A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511cm, 5.776cm, 3.228cm, 5.77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599cm" svg:height="10.399cm" svg:x="4.7cm" svg:y="9.1cm">
          <draw:image xlink:href="Pictures/1016EEE0000073E0000051F2CBE2BBA63CDD6A3A.emf" xlink:type="simple" xlink:show="embed" xlink:actuate="onLoad" loext:mime-type="image/x-emf">
            <text:p/>
          </draw:image>
          <draw:image xlink:href="Pictures/1000020100000349000002539469936D387B5C3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2T10:21:49.508288636</dc:date>
    <meta:editing-duration>PT56S</meta:editing-duration>
    <meta:editing-cycles>1</meta:editing-cycles>
    <meta:document-statistic meta:object-count="1"/>
    <meta:generator>LibreOffice/6.4.7.2$Linux_X86_64 LibreOffice_project/40$Build-2</meta:generator>
  </office:meta>
</office:document-meta>
</file>